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13000000B719DD89A62DC2AC71.png" manifest:media-type="image/png"/>
  <manifest:file-entry manifest:full-path="Pictures/1000000000000120000000AFDFECA40C2F832959.png" manifest:media-type="image/png"/>
  <manifest:file-entry manifest:full-path="Pictures/10000000000000C400000102163228B7199D12E4.png" manifest:media-type="image/png"/>
  <manifest:file-entry manifest:full-path="Pictures/10000000000001410000009D5CBE7A363A259D37.png" manifest:media-type="image/png"/>
  <manifest:file-entry manifest:full-path="Pictures/10000000000000E5000000DC060CC38F428AF6BC.png" manifest:media-type="image/png"/>
  <manifest:file-entry manifest:full-path="Pictures/1000000000000186000000819E86E2644144DFCB.png" manifest:media-type="image/png"/>
  <manifest:file-entry manifest:full-path="Pictures/1000000000000171000000886F0996B872F6F9DB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05cm" fo:min-width="1.584cm"/>
    </style:style>
    <style:style style:name="gr3" style:family="graphic" style:parent-style-name="standard">
      <style:graphic-properties draw:textarea-horizontal-align="justify" draw:textarea-vertical-align="middle" draw:auto-grow-height="false" fo:min-height="0.05cm" fo:min-width="1.904cm"/>
    </style:style>
    <style:style style:name="gr4" style:family="graphic" style:parent-style-name="standard">
      <style:graphic-properties draw:textarea-horizontal-align="justify" draw:textarea-vertical-align="middle" draw:auto-grow-height="false" fo:min-height="0.05cm" fo:min-width="2.22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3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5cm" fo:min-width="2.22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56cm" fo:min-width="0cm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1.9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999cm" svg:height="1.972cm" svg:x="1.6cm" svg:y="-0.172cm" presentation:class="title" presentation:user-transformed="true">
          <draw:text-box>
            <text:p text:style-name="P1"><text:span text:style-name="T1">CI Pipeline</text:span></text:p>
          </draw:text-box>
        </draw:frame>
        <draw:frame draw:style-name="gr1" draw:text-style-name="P2" draw:layer="layout" svg:width="3.191cm" svg:height="4.2cm" svg:x="0.209cm" svg:y="1.3cm">
          <draw:image xlink:href="Pictures/10000000000000C400000102163228B7199D12E4.png" xlink:type="simple" xlink:show="embed" xlink:actuate="onLoad" loext:mime-type="image/png">
            <text:p/>
          </draw:image>
        </draw:frame>
        <draw:custom-shape draw:style-name="gr2" draw:text-style-name="P2" draw:layer="layout" svg:width="2.6cm" svg:height="0.6cm" svg:x="1.8cm" svg:y="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3.38cm" svg:height="3.248cm" svg:x="4.5cm" svg:y="1.753cm">
          <draw:image xlink:href="Pictures/10000000000000E5000000DC060CC38F428AF6BC.png" xlink:type="simple" xlink:show="embed" xlink:actuate="onLoad" loext:mime-type="image/png">
            <text:p/>
          </draw:image>
        </draw:frame>
        <draw:custom-shape draw:style-name="gr3" draw:text-style-name="P2" draw:layer="layout" svg:width="3cm" svg:height="0.6cm" svg:x="7.7cm" svg:y="2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6.024cm" svg:height="1.992cm" svg:x="10.9cm" svg:y="2.108cm">
          <draw:image xlink:href="Pictures/1000000000000186000000819E86E2644144DFCB.png" xlink:type="simple" xlink:show="embed" xlink:actuate="onLoad" loext:mime-type="image/png">
            <text:p/>
          </draw:image>
        </draw:frame>
        <draw:custom-shape draw:style-name="gr4" draw:text-style-name="P2" draw:layer="layout" svg:width="3.4cm" svg:height="0.6cm" svg:x="17.124cm" svg:y="2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" draw:layer="layout" svg:width="6.785cm" svg:height="2.5cm" svg:x="20.615cm" svg:y="2.1cm">
          <draw:image xlink:href="Pictures/1000000000000171000000886F0996B872F6F9DB.jpg" xlink:type="simple" xlink:show="embed" xlink:actuate="onLoad" loext:mime-type="image/jpeg">
            <text:p text:style-name="P2">0</text:p>
          </draw:image>
        </draw:frame>
        <draw:custom-shape draw:style-name="gr6" draw:text-style-name="P2" draw:layer="layout" svg:width="0.6cm" svg:height="2.6cm" svg:x="15cm" svg:y="3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4.913cm" svg:height="2.985cm" svg:x="12.8cm" svg:y="6.761cm">
          <draw:image xlink:href="Pictures/1000000000000120000000AFDFECA40C2F832959.png" xlink:type="simple" xlink:show="embed" xlink:actuate="onLoad" loext:mime-type="image/png">
            <text:p/>
          </draw:image>
        </draw:frame>
        <draw:custom-shape draw:style-name="gr7" draw:text-style-name="P2" draw:layer="layout" svg:width="3.4cm" svg:height="0.6cm" svg:x="16.8cm" svg:y="7.6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7.501cm" svg:height="3.668cm" svg:x="20.299cm" svg:y="6.4cm">
          <draw:image xlink:href="Pictures/10000000000001410000009D5CBE7A363A259D37.png" xlink:type="simple" xlink:show="embed" xlink:actuate="onLoad" loext:mime-type="image/png">
            <text:p/>
          </draw:image>
        </draw:frame>
        <draw:custom-shape draw:style-name="gr8" draw:text-style-name="P2" draw:layer="layout" svg:width="0.6cm" svg:height="2.254cm" svg:x="14.9cm" svg:y="9.74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5.572cm" svg:height="3.707cm" svg:x="12.2cm" svg:y="12cm">
          <draw:image xlink:href="Pictures/1000000000000113000000B719DD89A62DC2AC7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7T08:37:20.582288251</meta:creation-date>
    <dc:date>2020-03-17T11:39:36.730105060</dc:date>
    <meta:editing-duration>PT2H2M32S</meta:editing-duration>
    <meta:editing-cycles>4</meta:editing-cycles>
    <meta:generator>LibreOffice/6.3.4.2$Linux_X86_64 LibreOffice_project/30$Build-2</meta:generator>
    <meta:document-statistic meta:object-count="37"/>
  </office:meta>
</office:document-meta>
</file>